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08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0.318cm" fo:margin-right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ffffff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font-name="Segoe UI2" fo:font-size="24pt" fo:text-shadow="none" fo:font-weight="bold" style:font-size-asian="24pt" style:font-weight-asian="bold" style:font-size-complex="24pt" style:font-weight-complex="bold"/>
    </style:style>
    <style:style style:name="T5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Segoe UI2" fo:font-size="26pt" fo:text-shadow="1pt 1pt" style:font-size-asian="26pt" style:font-size-complex="26pt"/>
    </style:style>
    <style:style style:name="T7" style:family="text">
      <style:text-properties fo:color="#ffffff" style:font-name="Segoe UI2" fo:font-size="16pt" fo:text-shadow="1pt 1pt" style:font-size-asian="16pt" style:font-size-complex="16pt"/>
    </style:style>
    <style:style style:name="T8" style:family="text">
      <style:text-properties fo:color="#ffffff" style:font-name="Segoe UI Semibold" fo:font-size="20pt" fo:text-shadow="none" style:font-size-asian="20pt" style:font-size-complex="20pt"/>
    </style:style>
    <style:style style:name="T9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2cm" svg:x="1.27cm" svg:y="0.494cm">
          <draw:text-box>
            <text:p text:style-name="P1"><text:span text:style-name="T1">Hymn #863</text:span></text:p>
            <text:p text:style-name="P1"><text:span text:style-name="T2">“</text:span><text:span text:style-name="T2">Our Father, by Whose Name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4" draw:layer="layout" svg:width="25.4cm" svg:height="7.011cm" svg:x="1.27cm" svg:y="0.643cm">
          <draw:text-box>
            <text:p text:style-name="P1"><text:span text:style-name="T4">1.</text:span><text:span text:style-name="T5"> Our Father, by whose name</text:span><text:span text:style-name="T5"><text:line-break/></text:span><text:span text:style-name="T5">All fatherhood is known,</text:span><text:span text:style-name="T5"><text:line-break/></text:span><text:span text:style-name="T5">Who dost in love proclaim</text:span><text:span text:style-name="T5"><text:line-break/></text:span><text:span text:style-name="T5">Each family Thine own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4" draw:layer="layout" svg:width="25.4cm" svg:height="5.321cm" svg:x="1.27cm" svg:y="0.762cm">
          <draw:text-box>
            <text:p text:style-name="P1"><text:span text:style-name="T5">Bless Thou all parents, guarding well,</text:span><text:span text:style-name="T5"><text:line-break/></text:span><text:span text:style-name="T5">With constant love as sentinel,</text:span><text:span text:style-name="T5"><text:line-break/></text:span><text:span text:style-name="T5">The homes in which Thy people dwe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4" draw:layer="layout" svg:width="25.4cm" svg:height="7.011cm" svg:x="1.27cm" svg:y="0.508cm">
          <draw:text-box>
            <text:p text:style-name="P1"><text:span text:style-name="T4">2.</text:span><text:span text:style-name="T5"> O Christ, Thyself a child</text:span><text:span text:style-name="T5"><text:line-break/></text:span><text:span text:style-name="T5">Within an earthly home,</text:span><text:span text:style-name="T5"><text:line-break/></text:span><text:span text:style-name="T5">With heart still undefiled,</text:span><text:span text:style-name="T5"><text:line-break/></text:span><text:span text:style-name="T5">Thou didst to manhood com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4" draw:text-style-name="P4" draw:layer="layout" svg:width="25.4cm" svg:height="5.321cm" svg:x="1.27cm" svg:y="0.762cm">
          <draw:text-box>
            <text:p text:style-name="P1"><text:span text:style-name="T5">Our children bless in ev’ry place</text:span><text:span text:style-name="T5"><text:line-break/></text:span><text:span text:style-name="T5">That they may all behold Thy face,</text:span><text:span text:style-name="T5"><text:line-break/></text:span><text:span text:style-name="T5">And knowing Thee may grow in gr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4" draw:layer="layout" svg:width="25.4cm" svg:height="7.011cm" svg:x="1.27cm" svg:y="0.762cm">
          <draw:text-box>
            <text:p text:style-name="P1"><text:span text:style-name="T4">3.</text:span><text:span text:style-name="T5"> O Spirit, who dost bind</text:span></text:p>
            <text:p text:style-name="P1"><text:span text:style-name="T5">Our hearts in unity,</text:span></text:p>
            <text:p text:style-name="P1"><text:span text:style-name="T5">Who teachest us to find</text:span></text:p>
            <text:p text:style-name="P1"><text:span text:style-name="T5">The love from self set fre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5" draw:text-style-name="P7" draw:layer="layout" svg:width="25.4cm" svg:height="14.333cm" svg:x="1.27cm" svg:y="0.653cm">
          <draw:text-box>
            <text:p text:style-name="P1"><text:span text:style-name="T5">In all our hearts such love increase</text:span></text:p>
            <text:p text:style-name="P1"><text:span text:style-name="T5">That ev’ry home by this release</text:span></text:p>
            <text:p text:style-name="P1"><text:span text:style-name="T5">May be the dwelling place of peace.</text:span></text:p>
            <text:p text:style-name="P5"><text:span text:style-name="T6"><text:line-break/></text:span><text:span text:style-name="T6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6"><text:span text:style-name="T8"><text:s text:c="7"/></text:span><text:span text:style-name="T9"><text:s text:c="3"/></text:span><text:span text:style-name="T9">© The Church Pension Fund.</text:span></text:p>
            <text:p text:style-name="P6"><text:span text:style-name="T9"><text:s text:c="10"/></text:span><text:span text:style-name="T9">Used by permission:</text:span></text:p>
            <text:p text:style-name="P6"><text:span text:style-name="T9"><text:s text:c="10"/></text:span><text:span text:style-name="T9">LSB Hymn License</text:span></text:p>
            <text:p text:style-name="P5"><text:span text:style-name="T9"><text:s text:c="8"/></text:span><text:span text:style-name="T9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6T21:10:36.485000000</meta:creation-date>
    <dc:title>Hymn template</dc:title>
    <meta:editing-duration>PT11M34S</meta:editing-duration>
    <meta:editing-cycles>8</meta:editing-cycles>
    <meta:generator>LibreOffice/5.2.4.2$Windows_X86_64 LibreOffice_project/3d5603e1122f0f102b62521720ab13a38a4e0eb0</meta:generator>
    <meta:initial-creator>Arthur Hoch</meta:initial-creator>
    <dc:date>2017-02-10T20:01:46.933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5-06-16T21:10:35.893000000"/>
  </office:meta>
</office:document-meta>
</file>